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float" office:value="0.050909">
            <text:p>0.05</text:p>
          </table:table-cell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05077">
            <text:p>0.21</text:p>
          </table:table-cell>
          <table:table-cell office:value-type="float" office:value="2000">
            <text:p>2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66573">
            <text:p>0.47</text:p>
          </table:table-cell>
          <table:table-cell office:value-type="float" office:value="3000">
            <text:p>3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8291">
            <text:p>0.82</text:p>
          </table:table-cell>
          <table:table-cell office:value-type="float" office:value="4000">
            <text:p>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80939">
            <text:p>1.28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842906">
            <text:p>1.84</text:p>
          </table:table-cell>
          <table:table-cell office:value-type="float" office:value="6000">
            <text:p>6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29346">
            <text:p>2.53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297093">
            <text:p>3.3</text:p>
          </table:table-cell>
          <table:table-cell office:value-type="float" office:value="8000">
            <text:p>8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16963">
            <text:p>4.17</text:p>
          </table:table-cell>
          <table:table-cell office:value-type="float" office:value="9000">
            <text:p>9000</text:p>
          </table:table-cell>
          <table:table-cell table:number-columns-repeated="5"/>
          <table:table-cell>
            <draw:frame table:end-cell-address="Sheet1.L25" table:end-x="0.5461in" table:end-y="0.0835in" draw:z-index="0" draw:style-name="gr1" svg:width="3.1575in" svg:height="2.7504in" svg:x="0.0555in" svg:y="0.1669in">
              <draw:object draw:notify-on-update-of-ranges="Sheet1.C2:Sheet1.C15 Sheet1.B1:Sheet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5.17103">
            <text:p>5.17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.230284">
            <text:p>6.23</text:p>
          </table:table-cell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431757">
            <text:p>7.43</text:p>
          </table:table-cell>
          <table:table-cell office:value-type="float" office:value="12000">
            <text:p>12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.984918">
            <text:p>8.98</text:p>
          </table:table-cell>
          <table:table-cell office:value-type="float" office:value="13000">
            <text:p>13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.063175">
            <text:p>10.06</text:p>
          </table:table-cell>
          <table:table-cell office:value-type="float" office:value="14000">
            <text:p>14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.546936">
            <text:p>11.55</text:p>
          </table:table-cell>
          <table:table-cell office:value-type="float" office:value="15000">
            <text:p>15000</text:p>
          </table:table-cell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row table:style-name="ro1">
          <table:table-cell>
            <draw:frame table:end-cell-address="Sheet2.L31" table:end-x="0.1319in" table:end-y="0.1654in" draw:z-index="0" draw:style-name="gr1" svg:width="9.911in" svg:height="5.1244in" svg:x="0in" svg:y="0in">
              <draw:object draw:notify-on-update-of-ranges="Sheet1.C2:Sheet1.C15 Sheet1.B1:Sheet1.B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0">
          <table:table-cell/>
        </table:table-row>
        <table:table-row table:style-name="ro1" table:visibility="collapse">
          <table:table-cell/>
        </table:table-row>
        <table:table-row table:style-name="ro1" table:visibility="collapse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1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12T11:41:17</dc:date>
    <meta:editing-cycles>3</meta:editing-cycles>
    <meta:editing-duration>PT1H18M36S</meta:editing-duration>
    <meta:user-defined meta:name="Info 1"/>
    <meta:user-defined meta:name="Info 2"/>
    <meta:user-defined meta:name="Info 3"/>
    <meta:user-defined meta:name="Info 4"/>
    <meta:document-statistic meta:table-count="2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21cm" svg:height="6.987cm" chart:class="chart:line" chart:column-mapping="" chart:style-name="ch1">
        <chart:title svg:x="1.761cm" svg:y="0.14cm" chart:style-name="ch2">
          <text:p>Sequential Perfomance</text:p>
        </chart:title>
        <chart:legend chart:legend-position="end" svg:x="6.021cm" svg:y="3.212cm" chart:style-name="ch3"/>
        <chart:plot-area chart:style-name="ch4" table:cell-range-address="Sheet1.B1:Sheet1.C15" chart:data-source-has-labels="column" svg:x="0.119cm" svg:y="0.782cm" svg:width="5.742cm" svg:height="5.988cm">
          <chart:axis chart:dimension="x" chart:name="primary-x" chart:style-name="ch5">
            <chart:title svg:x="2.628cm" svg:y="6.338cm" chart:style-name="ch6">
              <text:p>Seconds</text:p>
            </chart:title>
            <chart:categories table:cell-range-address="Sheet1.C2:Sheet1.C15"/>
          </chart:axis>
          <chart:axis chart:dimension="y" chart:name="primary-y" chart:style-name="ch5">
            <chart:title svg:x="0.161cm" svg:y="4.244cm" chart:style-name="ch7">
              <text:p>Matrix Size</text:p>
            </chart:title>
            <chart:grid chart:style-name="ch8" chart:class="major"/>
          </chart:axis>
          <chart:series chart:style-name="ch9" chart:values-cell-range-address="Sheet1.B1:Sheet1.B15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/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4.2194080352783pt" style:font-size-asian="24.2194080352783pt" style:font-size-complex="24.219408035278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6pt" style:font-size-asian="8pt" style:font-size-complex="8pt"/>
    </style:style>
    <style:style style:name="ch5" style:family="chart">
      <style:text-properties fo:font-size="16.7672824859619pt" style:font-size-asian="16.7672824859619pt" style:font-size-complex="16.7672824859619pt"/>
    </style:style>
    <style:style style:name="ch6" style:family="chart">
      <style:chart-properties style:rotation-angle="90"/>
      <style:text-properties fo:font-size="16.7672824859619pt" style:font-size-asian="16.7672824859619pt" style:font-size-complex="16.767282485961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175cm" svg:height="13.017cm" chart:class="chart:line" chart:style-name="ch1">
        <chart:title svg:x="5.528cm" svg:y="0.261cm" chart:style-name="ch2">
          <text:p>Sequential Perfomance</text:p>
        </chart:title>
        <chart:plot-area chart:style-name="ch3" table:cell-range-address="Sheet1.C2:Sheet1.C15 Sheet1.B1:Sheet1.B15" chart:data-source-has-labels="column" svg:x="0.37cm" svg:y="1.457cm" svg:width="23.545cm" svg:height="11.154cm">
          <chart:axis chart:dimension="x" chart:name="primary-x" chart:style-name="ch4">
            <chart:title svg:x="8.248cm" svg:y="11.808cm" chart:style-name="ch5">
              <text:p>Seconds</text:p>
            </chart:title>
            <chart:categories table:cell-range-address="Sheet1.C2:Sheet1.C15"/>
          </chart:axis>
          <chart:axis chart:dimension="y" chart:name="primary-y" chart:style-name="ch4">
            <chart:title svg:x="0.506cm" svg:y="7.905cm" chart:style-name="ch6">
              <text:p>Matrix Size</text:p>
            </chart:title>
            <chart:grid chart:style-name="ch7" chart:class="major"/>
          </chart:axis>
          <chart:series chart:style-name="ch8" chart:values-cell-range-address="Sheet1.B1:Sheet1.B15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/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